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5.6299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5.302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fileInfo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>
            <text:p>proposal-idnum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sal-filename</text:p>
          </table:table-cell>
          <table:table-cell table:style-name="ce6" office:value-type="string" calcext:value-type="string">
            <text:p>busprop01ShortTempla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sal-client-id</text:p>
          </table:table-cell>
          <table:table-cell table:style-name="ce6" office:value-type="string" calcext:value-type="string">
            <text:p>Client-00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sal-name</text:p>
          </table:table-cell>
          <table:table-cell table:style-name="ce6" office:value-type="string" calcext:value-type="string">
            <text:p>bus-prop-business-pro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sal-version</text:p>
          </table:table-cell>
          <table:table-cell table:style-name="ce6" office:value-type="string" calcext:value-type="string">
            <text:p>shor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sal-descr</text:p>
          </table:table-cell>
          <table:table-cell table:style-name="ce6" office:value-type="string" calcext:value-type="string">
            <text:p>Streamlined Propo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play-order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eadsheet-version</text:p>
          </table:table-cell>
          <table:table-cell table:style-name="ce6" office:value-type="string" calcext:value-type="string">
            <text:p>v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---------- &lt;sectionMarker&gt; ----------</text:p>
          </table:table-cell>
          <table:covered-table-cell/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let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ctionHeading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3"/>
          <table:table-cell table:style-name="ce7"/>
          <table:table-cell table:number-columns-repeated="1022"/>
        </table:table-row>
        <table:table-row table:style-name="ro3">
          <table:table-cell table:style-name="ce3" office:value-type="string" calcext:value-type="string">
            <text:p>letter</text:p>
          </table:table-cell>
          <table:table-cell table:style-name="ce16" office:value-type="string" calcext:value-type="string">
            <text:p>April 15  ,2024 </text:p>
            <text:p> </text:p>
            <text:p>James     Cameron   </text:p>
            <text:p>Acme Manufacturing, Inc.</text:p>
            <text:p>1400 North Winston St</text:p>
            <text:p>Raleigh, NC 28616 </text:p>
            <text:p> </text:p>
            <text:p>Dear Mr. Cameron; </text:p>
            <text:p> </text:p>
            <text:p>Thank you for taking your time to discuss what you are </text:p>
            <text:p>looking for in a website for your company:  </text:p>
            <text:p> </text:p>
            <text:p>- The ability to change the text and images </text:p>
            <text:p> </text:p>
            <text:p>- Save all website content in a reputable database to </text:p>
            <text:p>  include all text, all images, and all icons so that </text:p>
            <text:p>  this data can be protected through the use of daily </text:p>
            <text:p>  database backups. </text:p>
            <text:p> </text:p>
            <text:p>- The ability to periodically change the color scheme </text:p>
            <text:p>  of your web pages so your website always looks "fresh", </text:p>
            <text:p>  even when your customers visit your site frequently.  </text:p>
            <text:p> </text:p>
            <text:p>I am happy to tell you that your new website will have </text:p>
            <text:p>these important features and more. </text:p>
            <text:p> </text:p>
            <text:p>Please see the Benefits and Features section below for </text:p>
            <text:p>details and the Pricing details in the following section. </text:p>
            <text:p> </text:p>
            <text:p>Best Regards;</text:p>
            <text:p>Rich Howland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---------- &lt;sectionMarker&gt; ----------</text:p>
          </table:table-cell>
          <table:covered-table-cell/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table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sectionHeading</text:p>
          </table:table-cell>
          <table:table-cell table:style-name="ce17" office:value-type="string" calcext:value-type="string">
            <text:p>Features and Benefits that the "Pro-Super-Site" will give to you, your staff, and your customers:</text:p>
          </table:table-cell>
          <table:table-cell table:number-columns-repeated="1022"/>
        </table:table-row>
        <table:table-row table:style-name="ro5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Feature Description</text:p>
          </table:table-cell>
          <table:table-cell table:style-name="ce1" office:value-type="string" calcext:value-type="string">
            <text:p>Benefit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Color Scheme Switcher</text:p>
          </table:table-cell>
          <table:table-cell table:style-name="ce20" office:value-type="string" calcext:value-type="string">
            <text:p>&gt; For you: your website will never grow "stale" and will always appear "fresh" and new. </text:p>
            <text:p>&gt; For your customers: your website will always be interesting looking.</text:p>
          </table:table-cell>
          <table:table-cell table:number-columns-repeated="1022"/>
        </table:table-row>
        <table:table-row table:style-name="ro7">
          <table:table-cell table:style-name="ce13" office:value-type="string" calcext:value-type="string">
            <text:p>Full Site Image Switcher</text:p>
          </table:table-cell>
          <table:table-cell table:style-name="ce5" office:value-type="string" calcext:value-type="string">
            <text:p>&gt; For you: your website will never grow "stale" and will always appear "fresh" and new.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Full Site Search</text:p>
          </table:table-cell>
          <table:table-cell table:style-name="ce5" office:value-type="string" calcext:value-type="string">
            <text:p>&gt; For you: it will be very  easy for you or your staff to enter product details that </text:p>
            <text:p>&gt; For your customers: They can quickly search your knowledge base to get the information that they need.</text:p>
          </table:table-cell>
          <table:table-cell table:number-columns-repeated="1022"/>
        </table:table-row>
        <table:table-row table:style-name="ro7">
          <table:table-cell table:style-name="ce13" office:value-type="string" calcext:value-type="string">
            <text:p>Content Management System</text:p>
          </table:table-cell>
          <table:table-cell table:style-name="ce5" office:value-type="string" calcext:value-type="string">
            <text:p>&gt; For you: Now you can change your prodct descritions in minutes.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24 Hour Website Monitoring</text:p>
          </table:table-cell>
          <table:table-cell table:style-name="ce13" office:value-type="string" calcext:value-type="string">
            <text:p>&gt; For you: You will have peace of mind knowing that our strong security checks will protect your website. </text:p>
            <text:p/>
          </table:table-cell>
          <table:table-cell table:number-columns-repeated="1022"/>
        </table:table-row>
        <table:table-row table:style-name="ro7">
          <table:table-cell table:style-name="ce13" office:value-type="string" calcext:value-type="string">
            <text:p>24 Hour Customer Support</text:p>
          </table:table-cell>
          <table:table-cell table:style-name="ce5" office:value-type="string" calcext:value-type="string">
            <text:p>&gt; For you and your staff: Our well-traing and experienced Customer Support staff will always be there to help you if you have a question or need help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---------- &lt;sectionMarker&gt; ----------</text:p>
          </table:table-cell>
          <table:covered-table-cell/>
          <table:table-cell table:style-name="ce8" table:number-columns-repeated="5"/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2:39:37.6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0T12:42:24.030000000</dc:date>
    <meta:editing-duration>PT2H41M59S</meta:editing-duration>
    <meta:editing-cycles>24</meta:editing-cycles>
    <meta:document-statistic meta:table-count="1" meta:cell-count="44" meta:object-count="0"/>
  </office:meta>
</office:document-meta>
</file>